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13.811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/A</text:p>
          </table:table-cell>
          <table:table-cell office:value-type="string" table:style-name="ce1">
            <text:p>Different execution context</text:p>
          </table:table-cell>
          <table:table-cell office:value-type="string" table:style-name="ce1">
            <text:p>16, 17, 34, 39, 40, 49, 415, 492, 493, 523, 30, 32, 33, 65, 66, 70, 96, 109, 122, 135, 136, 139, 140, 28</text:p>
          </table:table-cell>
          <table:table-cell office:value-type="string" table:style-name="ce1">
            <text:p>differences in classes, interfaces, setup, method with same/different UUT name or (small) overlap in code but different purpose</text:p>
          </table:table-cell>
          <table:table-cell table:number-columns-repeated="10" table:style-name="ce1"/>
          <table:table-cell office:value-type="float" office:value="24" table:style-name="ce1">
            <text:p>2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Cannot be tested</text:p>
          </table:table-cell>
          <table:table-cell office:value-type="string" table:style-name="ce1">
            <text:p>615, 633, 499, 621, 4, 87, 141, 11, 519</text:p>
          </table:table-cell>
          <table:table-cell office:value-type="string" table:style-name="ce1">
            <text:p>target UUT is abstract, testcase relies on state, which target does not store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MTC</text:p>
          </table:table-cell>
          <table:table-cell office:value-type="string" table:style-name="ce1">
            <text:p>Inheritance</text:p>
          </table:table-cell>
          <table:table-cell office:value-type="string" table:style-name="ce1">
            <text:p>479, 483, 484, 485, 486, 487, 488, 489, 500, 501, 541, 579, 587, 63, 116, 119, 156, 158</text:p>
          </table:table-cell>
          <table:table-cell office:value-type="string" table:style-name="ce1">
            <text:p>target UUT overwrites same inherited method and should thus have same purpose, Test case would fulfill different purpose</text:p>
          </table:table-cell>
          <table:table-cell table:number-columns-repeated="10" table:style-name="ce1"/>
          <table:table-cell office:value-type="float" office:value="18" table:style-name="ce1">
            <text:p>1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Context switch</text:p>
          </table:table-cell>
          <table:table-cell office:value-type="string" table:style-name="ce1">
            <text:p>555, 577, 578, 622, 623, 535, 81, 83, 159, 632</text:p>
          </table:table-cell>
          <table:table-cell office:value-type="string" table:style-name="ce1">
            <text:p>class constructor and code changed but provides required methods, target UUT at different place (ie package, class), target UUT has same purpose in different class, moved into internal class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behavior-keeping modifications / implementation changes</text:p>
          </table:table-cell>
          <table:table-cell office:value-type="string" table:style-name="ce1">
            <text:p>559, 563, 570, 571, 510, 509, 641, 642, 573, 572, 516, 37, 41, 76</text:p>
          </table:table-cell>
          <table:table-cell office:value-type="string" table:style-name="ce1">
            <text:p>changed return type, changed variables into global ones, refactoring of UUT names, call ordering, method uses different datatypes by external libs which are mocked, throws different type of exception</text:p>
          </table:table-cell>
          <table:table-cell table:number-columns-repeated="10" table:style-name="ce1"/>
          <table:table-cell office:value-type="float" office:value="14" table:style-name="ce1">
            <text:p>1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Behavior modifications</text:p>
          </table:table-cell>
          <table:table-cell office:value-type="string" table:style-name="ce1">
            <text:p>494, 556, 77</text:p>
          </table:table-cell>
          <table:table-cell office:value-type="string" table:style-name="ce1">
            <text:p>target UUT has additional parameter but test should have sane purpose, changed assertion type, changes to implementation but same purpose (+ refactored name in at least one case)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MUUT</text:p>
          </table:table-cell>
          <table:table-cell office:value-type="string" table:style-name="ce1">
            <text:p>Refactoring</text:p>
          </table:table-cell>
          <table:table-cell office:value-type="string" table:style-name="ce1">
            <text:p>646, 647</text:p>
          </table:table-cell>
          <table:table-cell office:value-type="string" table:style-name="ce1">
            <text:p>test cases cover parts of larger method (i.e., refactored large method maybe)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Bugfix</text:p>
          </table:table-cell>
          <table:table-cell office:value-type="string" table:style-name="ce1">
            <text:p>507, 508</text:p>
          </table:table-cell>
          <table:table-cell office:value-type="string" table:style-name="ce1">
            <text:p>testing edge cases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WMB</text:p>
          </table:table-cell>
          <table:table-cell office:value-type="string" table:style-name="ce1">
            <text:p>Bug fix/feature addition</text:p>
          </table:table-cell>
          <table:table-cell office:value-type="float" office:value="604" table:style-name="ce1">
            <text:p>604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iff not covered by test</text:p>
          </table:table-cell>
          <table:table-cell office:value-type="string" table:style-name="ce1">
            <text:p>3, 5, 517, 518, 560, 562, 31, 44, 12, 29, 26, 603</text:p>
          </table:table-cell>
          <table:table-cell table:number-columns-repeated="11" table:style-name="ce1"/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Mismatch</text:p>
          </table:table-cell>
          <table:table-cell office:value-type="string" table:style-name="ce1">
            <text:p>434, 461, 466, 512, 513, 536, 539, 550, 551, 589, 606, 610, 611, 629, 630, 631, 107, 137, 163, 164, 165</text:p>
          </table:table-cell>
          <table:table-cell office:value-type="string" table:style-name="ce1">
            <text:p>perfect match exists</text:p>
          </table:table-cell>
          <table:table-cell table:number-columns-repeated="10" table:style-name="ce1"/>
          <table:table-cell office:value-type="float" office:value="21" table:style-name="ce1">
            <text:p>2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obfuscated dataflow</text:p>
          </table:table-cell>
          <table:table-cell office:value-type="float" office:value="614" table:style-name="ce1">
            <text:p>614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Unclear</text:p>
          </table:table-cell>
          <table:table-cell office:value-type="string" table:style-name="ce1">
            <text:p>Missing domain knowledge</text:p>
          </table:table-cell>
          <table:table-cell office:value-type="string" table:style-name="ce1">
            <text:p>459, 462, 475, 478, 531, 532, 533, 538, 547, 548, 549, 574, 576, 582, 583, 634, 637, 640, 645, 13, 69, 84, 111, 121, 142, 526, 26</text:p>
          </table:table-cell>
          <table:table-cell office:value-type="string" table:style-name="ce1">
            <text:p>domain behavior or impact of changes is unclear without detailed domain knowledge, mismatches with better</text:p>
          </table:table-cell>
          <table:table-cell table:number-columns-repeated="10" table:style-name="ce1"/>
          <table:table-cell office:value-type="float" office:value="27" table:style-name="ce1">
            <text:p>2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Mismatch with better match</text:p>
          </table:table-cell>
          <table:table-cell office:value-type="string" table:style-name="ce1">
            <text:p>8, 480, 481, 643, 644, 104</text:p>
          </table:table-cell>
          <table:table-cell table:number-columns-repeated="11" table:style-name="ce1"/>
          <table:table-cell office:value-type="float" office:value="6" table:style-name="ce1">
            <text:p>6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office:value-type="float" office:value="150" table:formula="of:=[.O2]+[.O3]+[.O6]+[.O7]+[.O8]+[.O9]+[.O11]+[.O12]+[.O14]+[.O16]+[.O17]+[.O18]+[.O21]+[.O22]" table:style-name="ce1">
            <text:p>150</text:p>
          </table:table-cell>
          <table:table-cell table:number-columns-repeated="16369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Chris</meta:initial-creator>
    <dc:creator>Chris</dc:creator>
    <meta:creation-date>2022-05-06T23:27:46Z</meta:creation-date>
    <dc:date>2022-05-07T14:48:48Z</dc:date>
    <meta:editing-cycles>4</meta:editing-cycles>
    <meta:editing-duration>PT0S</meta:editing-duration>
  </office:meta>
</office:document-meta>
</file>